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575in"/>
    </style:style>
    <style:style style:name="co3" style:family="table-column">
      <style:table-column-properties fo:break-before="auto" style:column-width="0.322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8.05in"/>
    </style:style>
    <style:style style:name="co7" style:family="table-column">
      <style:table-column-properties fo:break-before="auto" style:column-width="2.2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Liberation Sans1" style:font-name-complex="Liberation Sans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>
            <text:p>Disadvantage</text:p>
          </table:table-cell>
          <table:table-cell office:value-type="string">
            <text:p>Suit</text:p>
          </table:table-cell>
          <table:table-cell table:style-name="ce1" office:value-type="string">
            <text:p>Activated</text:p>
          </table:table-cell>
          <table:table-cell office:value-type="string">
            <text:p>Effect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Addiction( * )</text:p>
          </table:table-cell>
          <table:table-cell office:value-type="string">
            <text:p>♣</text:p>
          </table:table-cell>
          <table:table-cell office:value-type="string">
            <text:p>WC</text:p>
          </table:table-cell>
          <table:table-cell office:value-type="string">
            <text:p>-Rank cards on opposed social draws.</text:p>
          </table:table-cell>
          <table:table-cell office:value-type="string">
            <text:p>Rank 1(legal), Rank 2(Illegal)</text:p>
          </table:table-cell>
        </table:table-row>
        <table:table-row table:style-name="ro1">
          <table:table-cell office:value-type="string">
            <text:p>Apathetic</text:p>
          </table:table-cell>
          <table:table-cell office:value-type="string">
            <text:p>♥</text:p>
          </table:table-cell>
          <table:table-cell office:value-type="string">
            <text:p>P</text:p>
          </table:table-cell>
          <table:table-cell office:value-type="string">
            <text:p>Can only spend WC on opposed draws.</text:p>
          </table:table-cell>
          <table:table-cell/>
        </table:table-row>
        <table:table-row table:style-name="ro1">
          <table:table-cell office:value-type="string">
            <text:p>Bad Reputation( * )</text:p>
          </table:table-cell>
          <table:table-cell office:value-type="string">
            <text:p>♠</text:p>
          </table:table-cell>
          <table:table-cell office:value-type="string">
            <text:p>P, WC</text:p>
          </table:table-cell>
          <table:table-cell office:value-type="string">
            <text:p>-Rank cards on social draws, excluding those used to <text:span text:style-name="T1">Intimidate</text:span>. +Rank cards on <text:span text:style-name="T1">Intimidate</text:span><text:span text:style-name="T2"> draws. See pg. xx</text:span></text:p>
          </table:table-cell>
          <table:table-cell/>
        </table:table-row>
        <table:table-row table:style-name="ro1">
          <table:table-cell office:value-type="string">
            <text:p>Blind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3 cards on targeted attack draws. +1 card to Perception draws.</text:p>
          </table:table-cell>
          <table:table-cell/>
        </table:table-row>
        <table:table-row table:style-name="ro1">
          <table:table-cell office:value-type="string">
            <text:p>Brutish</text:p>
          </table:table-cell>
          <table:table-cell office:value-type="string">
            <text:p>♥</text:p>
          </table:table-cell>
          <table:table-cell office:value-type="string">
            <text:p>WC</text:p>
          </table:table-cell>
          <table:table-cell office:value-type="string">
            <text:p>Must <text:span text:style-name="T1">Wound</text:span><text:span text:style-name="T2"> or </text:span><text:span text:style-name="T1">Kill </text:span><text:span text:style-name="T2">if given opportunity to do so.</text:span></text:p>
          </table:table-cell>
          <table:table-cell/>
        </table:table-row>
        <table:table-row table:style-name="ro1">
          <table:table-cell office:value-type="string">
            <text:p>Careless</text:p>
          </table:table-cell>
          <table:table-cell office:value-type="string">
            <text:p>♠</text:p>
          </table:table-cell>
          <table:table-cell office:value-type="string">
            <text:p>P</text:p>
          </table:table-cell>
          <table:table-cell office:value-type="string">
            <text:p>Discard a card after any failed opposed draw.</text:p>
          </table:table-cell>
          <table:table-cell/>
        </table:table-row>
        <table:table-row table:style-name="ro1">
          <table:table-cell office:value-type="string">
            <text:p>Clumsy</text:p>
          </table:table-cell>
          <table:table-cell office:value-type="string">
            <text:p>♣</text:p>
          </table:table-cell>
          <table:table-cell office:value-type="string">
            <text:p>WC</text:p>
          </table:table-cell>
          <table:table-cell office:value-type="string">
            <text:p>After failing a defense draw, character is <text:span text:style-name="T1">Knocked Down</text:span><text:span text:style-name="T2">.</text:span></text:p>
          </table:table-cell>
          <table:table-cell/>
        </table:table-row>
        <table:table-row table:style-name="ro1">
          <table:table-cell office:value-type="string">
            <text:p>Conduit†</text:p>
          </table:table-cell>
          <table:table-cell office:value-type="string">
            <text:p>♦</text:p>
          </table:table-cell>
          <table:table-cell office:value-type="string">
            <text:p>WC</text:p>
          </table:table-cell>
          <table:table-cell office:value-type="string">
            <text:p>Character becomes target of magical ability.</text:p>
          </table:table-cell>
          <table:table-cell/>
        </table:table-row>
        <table:table-row table:style-name="ro1">
          <table:table-cell office:value-type="string">
            <text:p>Conflicted</text:p>
          </table:table-cell>
          <table:table-cell office:value-type="string">
            <text:p>♥</text:p>
          </table:table-cell>
          <table:table-cell office:value-type="string">
            <text:p>WC</text:p>
          </table:table-cell>
          <table:table-cell office:value-type="string">
            <text:p>Character hesitates for 1 action before doing something immoral/unlawful.</text:p>
          </table:table-cell>
          <table:table-cell/>
        </table:table-row>
        <table:table-row table:style-name="ro1">
          <table:table-cell office:value-type="string">
            <text:p>Coward</text:p>
          </table:table-cell>
          <table:table-cell office:value-type="string">
            <text:p>♥</text:p>
          </table:table-cell>
          <table:table-cell office:value-type="string">
            <text:p>WC</text:p>
          </table:table-cell>
          <table:table-cell office:value-type="string">
            <text:p>Character cannot make melee attacks for 1 turn.</text:p>
          </table:table-cell>
          <table:table-cell/>
        </table:table-row>
        <table:table-row table:style-name="ro1">
          <table:table-cell office:value-type="string">
            <text:p>Danger Magnet</text:p>
          </table:table-cell>
          <table:table-cell office:value-type="string">
            <text:p>♦</text:p>
          </table:table-cell>
          <table:table-cell office:value-type="string">
            <text:p>P</text:p>
          </table:table-cell>
          <table:table-cell office:value-type="string">
            <text:p>Characters may use the SOS &amp; Banditos! Actions in scenes with this character for free.</text:p>
          </table:table-cell>
          <table:table-cell/>
        </table:table-row>
        <table:table-row table:style-name="ro1">
          <table:table-cell office:value-type="string">
            <text:p>Deaf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Character automatically fails Perception checks to detect sounds.</text:p>
          </table:table-cell>
          <table:table-cell/>
        </table:table-row>
        <table:table-row table:style-name="ro1">
          <table:table-cell office:value-type="string">
            <text:p>Debt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Debt equal to $1000^Rank . Players can summon hostile extras to collect debt. See pg xx</text:p>
          </table:table-cell>
          <table:table-cell office:value-type="string">
            <text:p>Requires regular payment pg xx</text:p>
          </table:table-cell>
        </table:table-row>
        <table:table-row table:style-name="ro1">
          <table:table-cell office:value-type="string">
            <text:p>Defeated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Negate ranks of Good Reputation for 1 draw.</text:p>
          </table:table-cell>
          <table:table-cell/>
        </table:table-row>
        <table:table-row table:style-name="ro1">
          <table:table-cell office:value-type="string">
            <text:p>Delusion†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Fail 1 unopposed action due to crazy. At rank 2, fail 1 non-combat action.</text:p>
          </table:table-cell>
          <table:table-cell office:value-type="string">
            <text:p>Rank 1(minor), Rank 2(Psychosis)</text:p>
          </table:table-cell>
        </table:table-row>
        <table:table-row table:style-name="ro1">
          <table:table-cell office:value-type="string">
            <text:p>Depression</text:p>
          </table:table-cell>
          <table:table-cell office:value-type="string">
            <text:p>♥</text:p>
          </table:table-cell>
          <table:table-cell office:value-type="string">
            <text:p>P</text:p>
          </table:table-cell>
          <table:table-cell office:value-type="string">
            <text:p>Can only spend WC on unopposed draws.</text:p>
          </table:table-cell>
          <table:table-cell/>
        </table:table-row>
        <table:table-row table:style-name="ro1">
          <table:table-cell office:value-type="string">
            <text:p>Disorganized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Lose profits from <text:span text:style-name="T1">Business</text:span><text:span text:style-name="T2"> or </text:span><text:span text:style-name="T1">Landed</text:span><text:span text:style-name="T2"> Advantage for 1 month.</text:span></text:p>
          </table:table-cell>
          <table:table-cell/>
        </table:table-row>
        <table:table-row table:style-name="ro1">
          <table:table-cell office:value-type="string">
            <text:p>Empathetic</text:p>
          </table:table-cell>
          <table:table-cell office:value-type="string">
            <text:p>♥</text:p>
          </table:table-cell>
          <table:table-cell office:value-type="string">
            <text:p>WC</text:p>
          </table:table-cell>
          <table:table-cell office:value-type="string">
            <text:p>Can not target specified opponent for 1 turn.</text:p>
          </table:table-cell>
          <table:table-cell/>
        </table:table-row>
        <table:table-row table:style-name="ro1">
          <table:table-cell office:value-type="string">
            <text:p>Forgetful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Lose 1 Objective until reminded.</text:p>
          </table:table-cell>
          <table:table-cell/>
        </table:table-row>
        <table:table-row table:style-name="ro1">
          <table:table-cell office:value-type="string">
            <text:p>Habit( * )</text:p>
          </table:table-cell>
          <table:table-cell office:value-type="string">
            <text:p>♦</text:p>
          </table:table-cell>
          <table:table-cell office:value-type="string">
            <text:p>WC</text:p>
          </table:table-cell>
          <table:table-cell office:value-type="string">
            <text:p>Fail social draw due to nervous habit – stuttering, poor hygiene, etc.</text:p>
          </table:table-cell>
          <table:table-cell/>
        </table:table-row>
        <table:table-row table:style-name="ro1">
          <table:table-cell office:value-type="string">
            <text:p>Loose Tongue</text:p>
          </table:table-cell>
          <table:table-cell office:value-type="string">
            <text:p>♦</text:p>
          </table:table-cell>
          <table:table-cell office:value-type="string">
            <text:p>WC</text:p>
          </table:table-cell>
          <table:table-cell office:value-type="string">
            <text:p>Player reveals Objective – theirs or an ally's.</text:p>
          </table:table-cell>
          <table:table-cell/>
        </table:table-row>
        <table:table-row table:style-name="ro1">
          <table:table-cell office:value-type="string">
            <text:p>Marked†</text:p>
          </table:table-cell>
          <table:table-cell office:value-type="string">
            <text:p>♠</text:p>
          </table:table-cell>
          <table:table-cell office:value-type="string">
            <text:p>P</text:p>
          </table:table-cell>
          <table:table-cell office:value-type="string">
            <text:p>-1 card on <text:span text:style-name="T1">Stealth</text:span><text:span text:style-name="T2"> draws in Populated Areas. -1 card on </text:span><text:span text:style-name="T1">Disguise</text:span><text:span text:style-name="T2"> attempts.</text:span></text:p>
          </table:table-cell>
          <table:table-cell/>
        </table:table-row>
        <table:table-row table:style-name="ro1">
          <table:table-cell office:value-type="string">
            <text:p>Merciful</text:p>
          </table:table-cell>
          <table:table-cell office:value-type="string">
            <text:p>♥</text:p>
          </table:table-cell>
          <table:table-cell office:value-type="string">
            <text:p>WC</text:p>
          </table:table-cell>
          <table:table-cell office:value-type="string">
            <text:p>Character refuses to <text:span text:style-name="T1">Wound</text:span><text:span text:style-name="T2"> or </text:span><text:span text:style-name="T1">Kill</text:span><text:span text:style-name="T2">.</text:span></text:p>
          </table:table-cell>
          <table:table-cell/>
        </table:table-row>
        <table:table-row table:style-name="ro1">
          <table:table-cell office:value-type="string">
            <text:p>Misfortunate†</text:p>
          </table:table-cell>
          <table:table-cell office:value-type="string">
            <text:p>♦</text:p>
          </table:table-cell>
          <table:table-cell office:value-type="string">
            <text:p>P</text:p>
          </table:table-cell>
          <table:table-cell office:value-type="string">
            <text:p>-1 WC at beginning of each session.</text:p>
          </table:table-cell>
          <table:table-cell/>
        </table:table-row>
        <table:table-row table:style-name="ro1">
          <table:table-cell office:value-type="string">
            <text:p>Mute†</text:p>
          </table:table-cell>
          <table:table-cell office:value-type="string">
            <text:p>♠</text:p>
          </table:table-cell>
          <table:table-cell office:value-type="string">
            <text:p>P</text:p>
          </table:table-cell>
          <table:table-cell office:value-type="string">
            <text:p>Character cannot talk. Automatically fail <text:span text:style-name="T1">Influence</text:span><text:span text:style-name="T2"> draws based solely on speech unless assisted.</text:span></text:p>
          </table:table-cell>
          <table:table-cell/>
        </table:table-row>
        <table:table-row table:style-name="ro1">
          <table:table-cell office:value-type="string">
            <text:p>Old Age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Rank cards on opposed physical draws. +Rank cards on social draws and those for intellectual pursuits.</text:p>
          </table:table-cell>
          <table:table-cell office:value-type="string">
            <text:p>Can not be inflicted. 2 ranks.</text:p>
          </table:table-cell>
        </table:table-row>
        <table:table-row table:style-name="ro1">
          <table:table-cell office:value-type="string">
            <text:p>One Arm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1 card on actions requiring both hands. May wield only a single weapon.</text:p>
          </table:table-cell>
          <table:table-cell/>
        </table:table-row>
        <table:table-row table:style-name="ro1">
          <table:table-cell office:value-type="string">
            <text:p><text:s text:c="2"/>No Arms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Cannot use weapons. -2 cards on all actions requiring fine manipulation.</text:p>
          </table:table-cell>
          <table:table-cell/>
        </table:table-row>
        <table:table-row table:style-name="ro1">
          <table:table-cell office:value-type="string">
            <text:p>One Eye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1 card on Ranged Attack draws.</text:p>
          </table:table-cell>
          <table:table-cell/>
        </table:table-row>
        <table:table-row table:style-name="ro1">
          <table:table-cell office:value-type="string">
            <text:p>One Leg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2 cards on any movement-related draw. -1 if assisted.</text:p>
          </table:table-cell>
          <table:table-cell/>
        </table:table-row>
        <table:table-row table:style-name="ro1">
          <table:table-cell office:value-type="string">
            <text:p><text:s text:c="2"/>No Legs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3 cards on any movement-related draw. -2 if assisted.</text:p>
          </table:table-cell>
          <table:table-cell/>
        </table:table-row>
        <table:table-row table:style-name="ro1">
          <table:table-cell office:value-type="string">
            <text:p>Poor Senses</text:p>
          </table:table-cell>
          <table:table-cell office:value-type="string">
            <text:p>♠</text:p>
          </table:table-cell>
          <table:table-cell office:value-type="string">
            <text:p>P</text:p>
          </table:table-cell>
          <table:table-cell office:value-type="string">
            <text:p>-1 card on <text:span text:style-name="T1">Perception</text:span><text:span text:style-name="T2"> draws.</text:span></text:p>
          </table:table-cell>
          <table:table-cell/>
        </table:table-row>
        <table:table-row table:style-name="ro1">
          <table:table-cell office:value-type="string">
            <text:p>Poor Stamina</text:p>
          </table:table-cell>
          <table:table-cell office:value-type="string">
            <text:p>♣</text:p>
          </table:table-cell>
          <table:table-cell office:value-type="string">
            <text:p>WC</text:p>
          </table:table-cell>
          <table:table-cell office:value-type="string">
            <text:p>Fail 1 Chase draw.</text:p>
          </table:table-cell>
          <table:table-cell/>
        </table:table-row>
        <table:table-row table:style-name="ro1">
          <table:table-cell office:value-type="string">
            <text:p>Rain God†</text:p>
          </table:table-cell>
          <table:table-cell office:value-type="string">
            <text:p>♦</text:p>
          </table:table-cell>
          <table:table-cell office:value-type="string">
            <text:p>P</text:p>
          </table:table-cell>
          <table:table-cell office:value-type="string">
            <text:p>Characters may use the <text:span text:style-name="T1">Rough Weather</text:span> Action in scenes with this character for free.</text:p>
          </table:table-cell>
          <table:table-cell/>
        </table:table-row>
        <table:table-row table:style-name="ro1">
          <table:table-cell office:value-type="string">
            <text:p>Sensitive</text:p>
          </table:table-cell>
          <table:table-cell office:value-type="string">
            <text:p>♠</text:p>
          </table:table-cell>
          <table:table-cell office:value-type="string">
            <text:p>P</text:p>
          </table:table-cell>
          <table:table-cell office:value-type="string">
            <text:p>-1 card on Social Defense draws.</text:p>
          </table:table-cell>
          <table:table-cell/>
        </table:table-row>
        <table:table-row table:style-name="ro1">
          <table:table-cell office:value-type="string">
            <text:p>Slow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Fail 1 non-combat reflexive draw.</text:p>
          </table:table-cell>
          <table:table-cell/>
        </table:table-row>
        <table:table-row table:style-name="ro1">
          <table:table-cell office:value-type="string">
            <text:p>Trusting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Fail a <text:span text:style-name="T1">Perception</text:span> Draw to detect lie.</text:p>
          </table:table-cell>
          <table:table-cell/>
        </table:table-row>
        <table:table-row table:style-name="ro1">
          <table:table-cell office:value-type="string">
            <text:p>Ugly</text:p>
          </table:table-cell>
          <table:table-cell office:value-type="string">
            <text:p>♦</text:p>
          </table:table-cell>
          <table:table-cell office:value-type="string">
            <text:p>P</text:p>
          </table:table-cell>
          <table:table-cell office:value-type="string">
            <text:p>-1 card on Influence draws, excluding those used to <text:span text:style-name="T1">Intimidate</text:span>.</text:p>
          </table:table-cell>
          <table:table-cell/>
        </table:table-row>
        <table:table-row table:style-name="ro1">
          <table:table-cell office:value-type="string">
            <text:p>Weak Constitution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1 card on Guts draws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† Denotes permanent disadvantages. Inflicting adds 1 rank of<text:span text:style-name="T1"> Bad Reputation</text:span>.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12/17/2012</text:date>, <text:time>21:1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08:45:57</meta:creation-date>
    <dc:date>2012-12-17T21:19:04</dc:date>
    <meta:editing-duration>PT2H35M26S</meta:editing-duration>
    <meta:editing-cycles>2</meta:editing-cycles>
    <meta:generator>LibreOffice/3.4$Linux LibreOffice_project/340m1$Build-402</meta:generator>
    <meta:document-statistic meta:table-count="3" meta:cell-count="166" meta:object-count="0"/>
  </office:meta>
</office:document-meta>
</file>